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506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9.0965in" svg:y="0.3228in">
            <draw:object draw:notify-on-update-of-ranges="Sheet1.F2:Sheet1.F25 Sheet1.I2:Sheet1.I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9.0724in" svg:y="4.0996in">
            <draw:object draw:notify-on-update-of-ranges="Sheet1.F26:Sheet1.F49 Sheet1.I26:Sheet1.I4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9.3374in" svg:y="8.2339in">
            <draw:object draw:notify-on-update-of-ranges="Sheet1.F50:Sheet1.F73 Sheet1.I50:Sheet1.I7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9.3016in" svg:y="12.1756in">
            <draw:object draw:notify-on-update-of-ranges="Sheet1.F74:Sheet1.F97 Sheet1.I74:Sheet1.I9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9.2894in" svg:y="16.0764in">
            <draw:object draw:notify-on-update-of-ranges="Sheet1.F98:Sheet1.F121 Sheet1.I98:Sheet1.I12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8.1472in" svg:y="20.7445in">
            <draw:object draw:notify-on-update-of-ranges="Sheet1.F122:Sheet1.F145 Sheet1.I122:Sheet1.I14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3063in" svg:height="5.7965in" svg:x="0.8287in" svg:y="1.5004in">
            <draw:object draw:notify-on-update-of-ranges="Sheet1.F2:Sheet1.F132 Sheet1.I1:Sheet1.I1 Sheet1.I2:Sheet1.I132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10" table:default-cell-style-name="ce2"/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z_dim</text:p>
          </table:table-cell>
          <table:table-cell table:style-name="ce1" office:value-type="string" calcext:value-type="string">
            <text:p>radius_1</text:p>
          </table:table-cell>
          <table:table-cell table:style-name="ce1" office:value-type="string" calcext:value-type="string">
            <text:p>radius_2</text:p>
          </table:table-cell>
          <table:table-cell table:style-name="ce1" office:value-type="string" calcext:value-type="string">
            <text:p>x_theta</text:p>
          </table:table-cell>
          <table:table-cell table:style-name="ce1" office:value-type="string" calcext:value-type="string">
            <text:p>Measured Angle</text:p>
          </table:table-cell>
          <table:table-cell table:style-name="ce1" office:value-type="string" calcext:value-type="string">
            <text:p>radius1/radius2</text:p>
          </table:table-cell>
          <table:table-cell table:style-name="ce1" office:value-type="string" calcext:value-type="string">
            <text:p>radius2/radius1</text:p>
          </table:table-cell>
          <table:table-cell table:style-name="ce1" office:value-type="string" calcext:value-type="string">
            <text:p>angle of cylinder slope (deg)</text:p>
          </table:table-cell>
          <table:table-cell table:style-name="ce1" office:value-type="string" calcext:value-type="string">
            <text:p>Gradient of slope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5.8" calcext:value-type="float">
            <text:p>55.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4.289153329" calcext:value-type="float">
            <text:p>4.289153329</text:p>
          </table:table-cell>
          <table:table-cell table:style-name="ce1" office:value-type="float" office:value="0.075" calcext:value-type="float">
            <text:p>0.075</text:p>
          </table:table-cell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6.9" calcext:value-type="float">
            <text:p>36.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2.862405226" calcext:value-type="float">
            <text:p>2.862405226</text:p>
          </table:table-cell>
          <table:table-cell table:style-name="ce1" office:value-type="float" office:value="0.05" calcext:value-type="float">
            <text:p>0.05</text:p>
          </table:table-cell>
        </table:table-row>
        <table:table-row table:style-name="ro3" table:number-rows-repeated="3">
          <table:table-cell table:style-name="ce1" table:number-columns-repeated="10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74.7" calcext:value-type="float">
            <text:p>74.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5.710593137" calcext:value-type="float">
            <text:p>5.710593137</text:p>
          </table:table-cell>
          <table:table-cell table:style-name="ce1" office:value-type="float" office:value="0.1" calcext:value-type="float">
            <text:p>0.1</text:p>
          </table:table-cell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1.3" calcext:value-type="float">
            <text:p>21.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.718358002" calcext:value-type="float">
            <text:p>1.718358002</text:p>
          </table:table-cell>
          <table:table-cell table:style-name="ce1" office:value-type="float" office:value="0.03" calcext:value-type="float">
            <text:p>0.03</text:p>
          </table:table-cell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.7" calcext:value-type="float">
            <text:p>15.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.145762838" calcext:value-type="float">
            <text:p>1.145762838</text:p>
          </table:table-cell>
          <table:table-cell table:style-name="ce1" office:value-type="float" office:value="0.02" calcext:value-type="float">
            <text:p>0.02</text:p>
          </table:table-cell>
        </table:table-row>
        <table:table-row table:style-name="ro3">
          <table:table-cell table:style-name="ce1" table:number-columns-repeated="10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1.1" calcext:value-type="float">
            <text:p>51.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4.004172941" calcext:value-type="float">
            <text:p>4.004172941</text:p>
          </table:table-cell>
          <table:table-cell table:style-name="ce1" office:value-type="float" office:value="0.07" calcext:value-type="float">
            <text:p>0.07</text:p>
          </table:table-cell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2.7" calcext:value-type="float">
            <text:p>42.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3.433630362" calcext:value-type="float">
            <text:p>3.433630362</text:p>
          </table:table-cell>
          <table:table-cell table:style-name="ce1" office:value-type="float" office:value="0.06" calcext:value-type="float">
            <text:p>0.06</text:p>
          </table:table-cell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2.290610043" calcext:value-type="float">
            <text:p>2.290610043</text:p>
          </table:table-cell>
          <table:table-cell table:style-name="ce1" office:value-type="float" office:value="0.04" calcext:value-type="float">
            <text:p>0.04</text:p>
          </table:table-cell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.7" calcext:value-type="float">
            <text:p>11.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8593722436" calcext:value-type="float">
            <text:p>0.8593722436</text:p>
          </table:table-cell>
          <table:table-cell table:style-name="ce1" office:value-type="float" office:value="0.015" calcext:value-type="float">
            <text:p>0.015</text:p>
          </table:table-cell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5729386977" calcext:value-type="float">
            <text:p>0.5729386977</text:p>
          </table:table-cell>
          <table:table-cell table:style-name="ce1" office:value-type="float" office:value="0.01" calcext:value-type="float">
            <text:p>0.01</text:p>
          </table:table-cell>
        </table:table-row>
        <table:table-row table:style-name="ro3">
          <table:table-cell table:style-name="ce1" table:number-columns-repeated="10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5.1" calcext:value-type="float">
            <text:p>25.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2.004534032" calcext:value-type="float">
            <text:p>2.004534032</text:p>
          </table:table-cell>
          <table:table-cell table:style-name="ce1" office:value-type="float" office:value="0.035" calcext:value-type="float">
            <text:p>0.035</text:p>
          </table:table-cell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1.2" calcext:value-type="float">
            <text:p>21.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.718358002" calcext:value-type="float">
            <text:p>1.718358002</text:p>
          </table:table-cell>
          <table:table-cell table:style-name="ce1" office:value-type="float" office:value="0.03" calcext:value-type="float">
            <text:p>0.03</text:p>
          </table:table-cell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.145762838" calcext:value-type="float">
            <text:p>1.145762838</text:p>
          </table:table-cell>
          <table:table-cell table:style-name="ce1" office:value-type="float" office:value="0.02" calcext:value-type="float">
            <text:p>0.02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4297102894" calcext:value-type="float">
            <text:p>0.4297102894</text:p>
          </table:table-cell>
          <table:table-cell table:style-name="ce1" office:value-type="float" office:value="0.0075" calcext:value-type="float">
            <text:p>0.0075</text:p>
          </table:table-cell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864765103" calcext:value-type="float">
            <text:p>0.2864765103</text:p>
          </table:table-cell>
          <table:table-cell table:style-name="ce1" office:value-type="float" office:value="0.005" calcext:value-type="float">
            <text:p>0.005</text:p>
          </table:table-cell>
        </table:table-row>
        <table:table-row table:style-name="ro3">
          <table:table-cell table:style-name="ce1" table:number-columns-repeated="10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.7" calcext:value-type="float">
            <text:p>11.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1.002573804" calcext:value-type="float">
            <text:p>1.002573804</text:p>
          </table:table-cell>
          <table:table-cell table:style-name="ce1" office:value-type="float" office:value="0.0175" calcext:value-type="float">
            <text:p>0.0175</text:p>
          </table:table-cell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.1" calcext:value-type="float">
            <text:p>10.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8593722436" calcext:value-type="float">
            <text:p>0.8593722436</text:p>
          </table:table-cell>
          <table:table-cell table:style-name="ce1" office:value-type="float" office:value="0.015" calcext:value-type="float">
            <text:p>0.015</text:p>
          </table:table-cell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5729386977" calcext:value-type="float">
            <text:p>0.5729386977</text:p>
          </table:table-cell>
          <table:table-cell table:style-name="ce1" office:value-type="float" office:value="0.01" calcext:value-type="float">
            <text:p>0.01</text:p>
          </table:table-cell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.8" calcext:value-type="float">
            <text:p>25.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4.289153329" calcext:value-type="float">
            <text:p>4.289153329</text:p>
          </table:table-cell>
          <table:table-cell table:style-name="ce1" office:value-type="float" office:value="0.075" calcext:value-type="float">
            <text:p>0.075</text:p>
          </table:table-cell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.4" calcext:value-type="float">
            <text:p>17.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2.862405226" calcext:value-type="float">
            <text:p>2.862405226</text:p>
          </table:table-cell>
          <table:table-cell table:style-name="ce1" office:value-type="float" office:value="0.05" calcext:value-type="float">
            <text:p>0.05</text:p>
          </table:table-cell>
        </table:table-row>
        <table:table-row table:style-name="ro3">
          <table:table-cell table:style-name="ce1" table:number-columns-repeated="10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9.926245507" calcext:value-type="float">
            <text:p>9.926245507</text:p>
          </table:table-cell>
          <table:table-cell table:style-name="ce1" office:value-type="float" office:value="0.175" calcext:value-type="float">
            <text:p>0.175</text:p>
          </table:table-cell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2.9" calcext:value-type="float">
            <text:p>52.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8.53076561" calcext:value-type="float">
            <text:p>8.53076561</text:p>
          </table:table-cell>
          <table:table-cell table:style-name="ce1" office:value-type="float" office:value="0.15" calcext:value-type="float">
            <text:p>0.15</text:p>
          </table:table-cell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3.5" calcext:value-type="float">
            <text:p>33.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5.710593137" calcext:value-type="float">
            <text:p>5.710593137</text:p>
          </table:table-cell>
          <table:table-cell table:style-name="ce1" office:value-type="float" office:value="0.1" calcext:value-type="float">
            <text:p>0.1</text:p>
          </table:table-cell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.5" calcext:value-type="float">
            <text:p>10.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.718358002" calcext:value-type="float">
            <text:p>1.718358002</text:p>
          </table:table-cell>
          <table:table-cell table:style-name="ce1" office:value-type="float" office:value="0.03" calcext:value-type="float">
            <text:p>0.03</text:p>
          </table:table-cell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.145762838" calcext:value-type="float">
            <text:p>1.145762838</text:p>
          </table:table-cell>
          <table:table-cell table:style-name="ce1" office:value-type="float" office:value="0.02" calcext:value-type="float">
            <text:p>0.02</text:p>
          </table:table-cell>
        </table:table-row>
        <table:table-row table:style-name="ro3">
          <table:table-cell table:style-name="ce1" table:number-columns-repeated="10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4.004172941" calcext:value-type="float">
            <text:p>4.004172941</text:p>
          </table:table-cell>
          <table:table-cell table:style-name="ce1" office:value-type="float" office:value="0.07" calcext:value-type="float">
            <text:p>0.07</text:p>
          </table:table-cell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.3" calcext:value-type="float">
            <text:p>20.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3.433630362" calcext:value-type="float">
            <text:p>3.433630362</text:p>
          </table:table-cell>
          <table:table-cell table:style-name="ce1" office:value-type="float" office:value="0.06" calcext:value-type="float">
            <text:p>0.06</text:p>
          </table:table-cell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.2" calcext:value-type="float">
            <text:p>14.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2.862405226" calcext:value-type="float">
            <text:p>2.862405226</text:p>
          </table:table-cell>
          <table:table-cell table:style-name="ce1" office:value-type="float" office:value="0.05" calcext:value-type="float">
            <text:p>0.05</text:p>
          </table:table-cell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8593722436" calcext:value-type="float">
            <text:p>0.8593722436</text:p>
          </table:table-cell>
          <table:table-cell table:style-name="ce1" office:value-type="float" office:value="0.015" calcext:value-type="float">
            <text:p>0.015</text:p>
          </table:table-cell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5729386977" calcext:value-type="float">
            <text:p>0.5729386977</text:p>
          </table:table-cell>
          <table:table-cell table:style-name="ce1" office:value-type="float" office:value="0.01" calcext:value-type="float">
            <text:p>0.01</text:p>
          </table:table-cell>
        </table:table-row>
        <table:table-row table:style-name="ro3">
          <table:table-cell table:style-name="ce1" table:number-columns-repeated="10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.6" calcext:value-type="float">
            <text:p>11.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2.004534032" calcext:value-type="float">
            <text:p>2.004534032</text:p>
          </table:table-cell>
          <table:table-cell table:style-name="ce1" office:value-type="float" office:value="0.035" calcext:value-type="float">
            <text:p>0.035</text:p>
          </table:table-cell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.718358002" calcext:value-type="float">
            <text:p>1.718358002</text:p>
          </table:table-cell>
          <table:table-cell table:style-name="ce1" office:value-type="float" office:value="0.03" calcext:value-type="float">
            <text:p>0.03</text:p>
          </table:table-cell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.145762838" calcext:value-type="float">
            <text:p>1.145762838</text:p>
          </table:table-cell>
          <table:table-cell table:style-name="ce1" office:value-type="float" office:value="0.02" calcext:value-type="float">
            <text:p>0.02</text:p>
          </table:table-cell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4297102894" calcext:value-type="float">
            <text:p>0.4297102894</text:p>
          </table:table-cell>
          <table:table-cell table:style-name="ce1" office:value-type="float" office:value="0.0075" calcext:value-type="float">
            <text:p>0.0075</text:p>
          </table:table-cell>
        </table:table-row>
        <table:table-row table:style-name="ro3" table:number-rows-repeated="2">
          <table:table-cell table:style-name="ce1" table:number-columns-repeated="10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1.002573804" calcext:value-type="float">
            <text:p>1.002573804</text:p>
          </table:table-cell>
          <table:table-cell table:style-name="ce1" office:value-type="float" office:value="0.0175" calcext:value-type="float">
            <text:p>0.0175</text:p>
          </table:table-cell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8593722436" calcext:value-type="float">
            <text:p>0.8593722436</text:p>
          </table:table-cell>
          <table:table-cell table:style-name="ce1" office:value-type="float" office:value="0.015" calcext:value-type="float">
            <text:p>0.015</text:p>
          </table:table-cell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5729386977" calcext:value-type="float">
            <text:p>0.5729386977</text:p>
          </table:table-cell>
          <table:table-cell table:style-name="ce1" office:value-type="float" office:value="0.01" calcext:value-type="float">
            <text:p>0.01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.5" calcext:value-type="float">
            <text:p>17.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4.289153329" calcext:value-type="float">
            <text:p>4.289153329</text:p>
          </table:table-cell>
          <table:table-cell table:style-name="ce1" office:value-type="float" office:value="0.075" calcext:value-type="float">
            <text:p>0.075</text:p>
          </table:table-cell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.1" calcext:value-type="float">
            <text:p>12.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2.862405226" calcext:value-type="float">
            <text:p>2.862405226</text:p>
          </table:table-cell>
          <table:table-cell table:style-name="ce1" office:value-type="float" office:value="0.05" calcext:value-type="float">
            <text:p>0.05</text:p>
          </table:table-cell>
        </table:table-row>
        <table:table-row table:style-name="ro3">
          <table:table-cell table:style-name="ce1" table:number-columns-repeated="10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1.1" calcext:value-type="float">
            <text:p>41.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9.926245507" calcext:value-type="float">
            <text:p>9.926245507</text:p>
          </table:table-cell>
          <table:table-cell table:style-name="ce1" office:value-type="float" office:value="0.175" calcext:value-type="float">
            <text:p>0.175</text:p>
          </table:table-cell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4.5" calcext:value-type="float">
            <text:p>34.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8.53076561" calcext:value-type="float">
            <text:p>8.53076561</text:p>
          </table:table-cell>
          <table:table-cell table:style-name="ce1" office:value-type="float" office:value="0.15" calcext:value-type="float">
            <text:p>0.15</text:p>
          </table:table-cell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2.9" calcext:value-type="float">
            <text:p>22.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5.710593137" calcext:value-type="float">
            <text:p>5.710593137</text:p>
          </table:table-cell>
          <table:table-cell table:style-name="ce1" office:value-type="float" office:value="0.1" calcext:value-type="float">
            <text:p>0.1</text:p>
          </table:table-cell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.718358002" calcext:value-type="float">
            <text:p>1.718358002</text:p>
          </table:table-cell>
          <table:table-cell table:style-name="ce1" office:value-type="float" office:value="0.03" calcext:value-type="float">
            <text:p>0.03</text:p>
          </table:table-cell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.145762838" calcext:value-type="float">
            <text:p>1.145762838</text:p>
          </table:table-cell>
          <table:table-cell table:style-name="ce1" office:value-type="float" office:value="0.02" calcext:value-type="float">
            <text:p>0.02</text:p>
          </table:table-cell>
        </table:table-row>
        <table:table-row table:style-name="ro3">
          <table:table-cell table:style-name="ce1" table:number-columns-repeated="10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5.8" calcext:value-type="float">
            <text:p>15.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4.004172941" calcext:value-type="float">
            <text:p>4.004172941</text:p>
          </table:table-cell>
          <table:table-cell table:style-name="ce1" office:value-type="float" office:value="0.07" calcext:value-type="float">
            <text:p>0.07</text:p>
          </table:table-cell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3.7" calcext:value-type="float">
            <text:p>13.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3.433630362" calcext:value-type="float">
            <text:p>3.433630362</text:p>
          </table:table-cell>
          <table:table-cell table:style-name="ce1" office:value-type="float" office:value="0.06" calcext:value-type="float">
            <text:p>0.06</text:p>
          </table:table-cell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2.290610043" calcext:value-type="float">
            <text:p>2.290610043</text:p>
          </table:table-cell>
          <table:table-cell table:style-name="ce1" office:value-type="float" office:value="0.04" calcext:value-type="float">
            <text:p>0.04</text:p>
          </table:table-cell>
        </table:table-row>
        <table:table-row table:style-name="ro3" table:number-rows-repeated="3">
          <table:table-cell table:style-name="ce1" table:number-columns-repeated="10"/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2.004534032" calcext:value-type="float">
            <text:p>2.004534032</text:p>
          </table:table-cell>
          <table:table-cell table:style-name="ce1" office:value-type="float" office:value="0.035" calcext:value-type="float">
            <text:p>0.035</text:p>
          </table:table-cell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.718358002" calcext:value-type="float">
            <text:p>1.718358002</text:p>
          </table:table-cell>
          <table:table-cell table:style-name="ce1" office:value-type="float" office:value="0.03" calcext:value-type="float">
            <text:p>0.03</text:p>
          </table:table-cell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.145762838" calcext:value-type="float">
            <text:p>1.145762838</text:p>
          </table:table-cell>
          <table:table-cell table:style-name="ce1" office:value-type="float" office:value="0.02" calcext:value-type="float">
            <text:p>0.02</text:p>
          </table:table-cell>
        </table:table-row>
        <table:table-row table:style-name="ro3" table:number-rows-repeated="6">
          <table:table-cell table:style-name="ce1" table:number-columns-repeated="10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2.1" calcext:value-type="float">
            <text:p>12.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4.289153329" calcext:value-type="float">
            <text:p>4.289153329</text:p>
          </table:table-cell>
          <table:table-cell table:style-name="ce1" office:value-type="float" office:value="0.075" calcext:value-type="float">
            <text:p>0.075</text:p>
          </table:table-cell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2.862405226" calcext:value-type="float">
            <text:p>2.862405226</text:p>
          </table:table-cell>
          <table:table-cell table:style-name="ce1" office:value-type="float" office:value="0.05" calcext:value-type="float">
            <text:p>0.05</text:p>
          </table:table-cell>
        </table:table-row>
        <table:table-row table:style-name="ro3">
          <table:table-cell table:style-name="ce1" table:number-columns-repeated="10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8.7" calcext:value-type="float">
            <text:p>28.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9.926245507" calcext:value-type="float">
            <text:p>9.926245507</text:p>
          </table:table-cell>
          <table:table-cell table:style-name="ce1" office:value-type="float" office:value="0.175" calcext:value-type="float">
            <text:p>0.175</text:p>
          </table:table-cell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4.6" calcext:value-type="float">
            <text:p>24.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8.53076561" calcext:value-type="float">
            <text:p>8.53076561</text:p>
          </table:table-cell>
          <table:table-cell table:style-name="ce1" office:value-type="float" office:value="0.15" calcext:value-type="float">
            <text:p>0.15</text:p>
          </table:table-cell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6.5" calcext:value-type="float">
            <text:p>16.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5.710593137" calcext:value-type="float">
            <text:p>5.710593137</text:p>
          </table:table-cell>
          <table:table-cell table:style-name="ce1" office:value-type="float" office:value="0.1" calcext:value-type="float">
            <text:p>0.1</text:p>
          </table:table-cell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.718358002" calcext:value-type="float">
            <text:p>1.718358002</text:p>
          </table:table-cell>
          <table:table-cell table:style-name="ce1" office:value-type="float" office:value="0.03" calcext:value-type="float">
            <text:p>0.03</text:p>
          </table:table-cell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.145762838" calcext:value-type="float">
            <text:p>1.145762838</text:p>
          </table:table-cell>
          <table:table-cell table:style-name="ce1" office:value-type="float" office:value="0.02" calcext:value-type="float">
            <text:p>0.02</text:p>
          </table:table-cell>
        </table:table-row>
        <table:table-row table:style-name="ro3">
          <table:table-cell table:style-name="ce1" table:number-columns-repeated="10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4.004172941" calcext:value-type="float">
            <text:p>4.004172941</text:p>
          </table:table-cell>
          <table:table-cell table:style-name="ce1" office:value-type="float" office:value="0.07" calcext:value-type="float">
            <text:p>0.07</text:p>
          </table:table-cell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9.8" calcext:value-type="float">
            <text:p>9.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3.433630362" calcext:value-type="float">
            <text:p>3.433630362</text:p>
          </table:table-cell>
          <table:table-cell table:style-name="ce1" office:value-type="float" office:value="0.06" calcext:value-type="float">
            <text:p>0.06</text:p>
          </table:table-cell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2.290610043" calcext:value-type="float">
            <text:p>2.290610043</text:p>
          </table:table-cell>
          <table:table-cell table:style-name="ce1" office:value-type="float" office:value="0.04" calcext:value-type="float">
            <text:p>0.04</text:p>
          </table:table-cell>
        </table:table-row>
        <table:table-row table:style-name="ro3" table:number-rows-repeated="3">
          <table:table-cell table:style-name="ce1" table:number-columns-repeated="10"/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2.004534032" calcext:value-type="float">
            <text:p>2.004534032</text:p>
          </table:table-cell>
          <table:table-cell table:style-name="ce1" office:value-type="float" office:value="0.035" calcext:value-type="float">
            <text:p>0.035</text:p>
          </table:table-cell>
        </table:table-row>
        <table:table-row table:style-name="ro3" table:number-rows-repeated="8">
          <table:table-cell table:style-name="ce1" table:number-columns-repeated="10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0.3" calcext:value-type="float">
            <text:p>10.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4.289153329" calcext:value-type="float">
            <text:p>4.289153329</text:p>
          </table:table-cell>
          <table:table-cell table:style-name="ce1" office:value-type="float" office:value="0.075" calcext:value-type="float">
            <text:p>0.075</text:p>
          </table:table-cell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2.862405226" calcext:value-type="float">
            <text:p>2.862405226</text:p>
          </table:table-cell>
          <table:table-cell table:style-name="ce1" office:value-type="float" office:value="0.05" calcext:value-type="float">
            <text:p>0.05</text:p>
          </table:table-cell>
        </table:table-row>
        <table:table-row table:style-name="ro3">
          <table:table-cell table:style-name="ce1" table:number-columns-repeated="10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2.8" calcext:value-type="float">
            <text:p>22.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9.926245507" calcext:value-type="float">
            <text:p>9.926245507</text:p>
          </table:table-cell>
          <table:table-cell table:style-name="ce1" office:value-type="float" office:value="0.175" calcext:value-type="float">
            <text:p>0.175</text:p>
          </table:table-cell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9.7" calcext:value-type="float">
            <text:p>19.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8.53076561" calcext:value-type="float">
            <text:p>8.53076561</text:p>
          </table:table-cell>
          <table:table-cell table:style-name="ce1" office:value-type="float" office:value="0.15" calcext:value-type="float">
            <text:p>0.15</text:p>
          </table:table-cell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3.2" calcext:value-type="float">
            <text:p>13.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5.710593137" calcext:value-type="float">
            <text:p>5.710593137</text:p>
          </table:table-cell>
          <table:table-cell table:style-name="ce1" office:value-type="float" office:value="0.1" calcext:value-type="float">
            <text:p>0.1</text:p>
          </table:table-cell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.718358002" calcext:value-type="float">
            <text:p>1.718358002</text:p>
          </table:table-cell>
          <table:table-cell table:style-name="ce1" office:value-type="float" office:value="0.03" calcext:value-type="float">
            <text:p>0.03</text:p>
          </table:table-cell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.145762838" calcext:value-type="float">
            <text:p>1.145762838</text:p>
          </table:table-cell>
          <table:table-cell table:style-name="ce1" office:value-type="float" office:value="0.02" calcext:value-type="float">
            <text:p>0.02</text:p>
          </table:table-cell>
        </table:table-row>
        <table:table-row table:style-name="ro3">
          <table:table-cell table:style-name="ce1" table:number-columns-repeated="10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4.004172941" calcext:value-type="float">
            <text:p>4.004172941</text:p>
          </table:table-cell>
          <table:table-cell table:style-name="ce1" office:value-type="float" office:value="0.07" calcext:value-type="float">
            <text:p>0.07</text:p>
          </table:table-cell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3.433630362" calcext:value-type="float">
            <text:p>3.433630362</text:p>
          </table:table-cell>
          <table:table-cell table:style-name="ce1" office:value-type="float" office:value="0.06" calcext:value-type="float">
            <text:p>0.06</text:p>
          </table:table-cell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2.290610043" calcext:value-type="float">
            <text:p>2.290610043</text:p>
          </table:table-cell>
          <table:table-cell table:style-name="ce1" office:value-type="float" office:value="0.04" calcext:value-type="float">
            <text:p>0.04</text:p>
          </table:table-cell>
        </table:table-row>
        <table:table-row table:style-name="ro3" table:number-rows-repeated="3">
          <table:table-cell table:style-name="ce1" table:number-columns-repeated="10"/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2.004534032" calcext:value-type="float">
            <text:p>2.004534032</text:p>
          </table:table-cell>
          <table:table-cell table:style-name="ce1" office:value-type="float" office:value="0.035" calcext:value-type="float">
            <text:p>0.035</text:p>
          </table:table-cell>
        </table:table-row>
        <table:table-row table:style-name="ro3" table:number-rows-repeated="8">
          <table:table-cell table:style-name="ce1" table:number-columns-repeated="10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4.289153329" calcext:value-type="float">
            <text:p>4.289153329</text:p>
          </table:table-cell>
          <table:table-cell table:style-name="ce1" office:value-type="float" office:value="0.075" calcext:value-type="float">
            <text:p>0.075</text:p>
          </table:table-cell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2.862405226" calcext:value-type="float">
            <text:p>2.862405226</text:p>
          </table:table-cell>
          <table:table-cell table:style-name="ce1" office:value-type="float" office:value="0.05" calcext:value-type="float">
            <text:p>0.05</text:p>
          </table:table-cell>
        </table:table-row>
        <table:table-row table:style-name="ro3">
          <table:table-cell table:style-name="ce1" table:number-columns-repeated="10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0.6" calcext:value-type="float">
            <text:p>20.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9.926245507" calcext:value-type="float">
            <text:p>9.926245507</text:p>
          </table:table-cell>
          <table:table-cell table:style-name="ce1" office:value-type="float" office:value="0.175" calcext:value-type="float">
            <text:p>0.175</text:p>
          </table:table-cell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7.9" calcext:value-type="float">
            <text:p>17.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8.53076561" calcext:value-type="float">
            <text:p>8.53076561</text:p>
          </table:table-cell>
          <table:table-cell table:style-name="ce1" office:value-type="float" office:value="0.15" calcext:value-type="float">
            <text:p>0.15</text:p>
          </table:table-cell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1.9" calcext:value-type="float">
            <text:p>11.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5.710593137" calcext:value-type="float">
            <text:p>5.710593137</text:p>
          </table:table-cell>
          <table:table-cell table:style-name="ce1" office:value-type="float" office:value="0.1" calcext:value-type="float">
            <text:p>0.1</text:p>
          </table:table-cell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1.718358002" calcext:value-type="float">
            <text:p>1.718358002</text:p>
          </table:table-cell>
          <table:table-cell table:style-name="ce1" office:value-type="float" office:value="0.03" calcext:value-type="float">
            <text:p>0.03</text:p>
          </table:table-cell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.145762838" calcext:value-type="float">
            <text:p>1.145762838</text:p>
          </table:table-cell>
          <table:table-cell table:style-name="ce1" office:value-type="float" office:value="0.02" calcext:value-type="float">
            <text:p>0.02</text:p>
          </table:table-cell>
        </table:table-row>
        <table:table-row table:style-name="ro3">
          <table:table-cell table:style-name="ce1" table:number-columns-repeated="10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4.004172941" calcext:value-type="float">
            <text:p>4.004172941</text:p>
          </table:table-cell>
          <table:table-cell table:style-name="ce1" office:value-type="float" office:value="0.07" calcext:value-type="float">
            <text:p>0.07</text:p>
          </table:table-cell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3.433630362" calcext:value-type="float">
            <text:p>3.433630362</text:p>
          </table:table-cell>
          <table:table-cell table:style-name="ce1" office:value-type="float" office:value="0.06" calcext:value-type="float">
            <text:p>0.06</text:p>
          </table:table-cell>
        </table:table-row>
        <table:table-row table:style-name="ro3" table:number-rows-repeated="13">
          <table:table-cell table:style-name="ce1" table:number-columns-repeated="10"/>
        </table:table-row>
        <table:table-row table:style-name="ro3" table:number-rows-repeated="85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Sheet2" table:style-name="ta1">
        <table:shapes>
          <draw:frame draw:z-index="0" draw:style-name="gr1" draw:text-style-name="P1" svg:width="6.2988in" svg:height="3.5429in" svg:x="3.7272in" svg:y="0.1106in">
            <draw:object draw:notify-on-update-of-ranges="Sheet2.A2:Sheet2.A7 Sheet2.B1:Sheet2.B1 Sheet2.B2:Sheet2.B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2.5264in" svg:y="4.7547in">
            <draw:object draw:notify-on-update-of-ranges="Sheet2.A2:Sheet2.A7 Sheet2.C1:Sheet2.C1 Sheet2.C2:Sheet2.C7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ce1"/>
        <table:table-row table:style-name="ro4">
          <table:table-cell office:value-type="string" calcext:value-type="string">
            <text:p>Tilt angle:</text:p>
          </table:table-cell>
          <table:table-cell office:value-type="string" calcext:value-type="string">
            <text:p>Gradient - theta</text:p>
          </table:table-cell>
          <table:table-cell office:value-type="string" calcext:value-type="string">
            <text:p>Gradient - slope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0.07656" calcext:value-type="float">
            <text:p>0.07656</text:p>
          </table:table-cell>
          <table:table-cell office:value-type="float" office:value="0.00134" calcext:value-type="float">
            <text:p>0.00134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0.161" calcext:value-type="float">
            <text:p>0.161</text:p>
          </table:table-cell>
          <table:table-cell office:value-type="float" office:value="0.002835" calcext:value-type="float">
            <text:p>0.002835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004309" calcext:value-type="float">
            <text:p>0.004309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0.3438" calcext:value-type="float">
            <text:p>0.3438</text:p>
          </table:table-cell>
          <table:table-cell office:value-type="float" office:value="0.006066" calcext:value-type="float">
            <text:p>0.006066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0.4452" calcext:value-type="float">
            <text:p>0.4452</text:p>
          </table:table-cell>
          <table:table-cell office:value-type="float" office:value="0.007854" calcext:value-type="float">
            <text:p>0.007854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float" office:value="0.4705" calcext:value-type="float">
            <text:p>0.4705</text:p>
          </table:table-cell>
          <table:table-cell office:value-type="float" office:value="0.008302" calcext:value-type="float">
            <text:p>0.008302</text:p>
          </table:table-cell>
        </table:table-row>
        <table:table-row table:style-name="ro3">
          <table:table-cell table:number-columns-repeated="2"/>
          <table:table-cell table:style-name="Default"/>
        </table:table-row>
      </table:table>
      <table:named-expressions/>
      <table:database-ranges>
        <table:database-range table:name="__Anonymous_Sheet_DB__0" table:target-range-address="Sheet1.A1:Sheet1.J145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00/00/0000</text:date>, <text:time style:data-style-name="N2" text:time-value="10:52:39.1701603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03:48:48.761578154</meta:creation-date>
    <dc:date>2016-01-29T10:54:30.023517213</dc:date>
    <meta:editing-duration>PT56S</meta:editing-duration>
    <meta:editing-cycles>2</meta:editing-cycles>
    <meta:generator>LibreOffice/4.2.8.2$Linux_X86_64 LibreOffice_project/420m0$Build-2</meta:generator>
    <meta:document-statistic meta:table-count="2" meta:cell-count="841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21cm" svg:y="0.316cm" chart:style-name="ch2">
          <text:p>10deg</text:p>
        </chart:title>
        <chart:legend chart:legend-position="end" svg:x="12.037cm" svg:y="3.952cm" style:legend-expansion="high" chart:style-name="ch3"/>
        <chart:plot-area chart:style-name="ch4" table:cell-range-address="Sheet1.F2:Sheet1.F25 Sheet1.I2:Sheet1.I25" svg:x="0.32cm" svg:y="1.301cm" svg:width="11.397cm" svg:height="7.519cm">
          <chartooo:coordinate-region svg:x="0.756cm" svg:y="1.5cm" svg:width="10.775cm" svg:height="6.67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I2:Sheet1.I25" chart:class="chart:scatter">
            <chart:domain table:cell-range-address="Sheet1.F2:Sheet1.F25"/>
            <chart:regression-curve chart:style-name="ch8">
              <chart:equation chart:display-equation="true" chart:display-r-square="false"/>
            </chart:regression-curve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.8">
                <text:p>55.8</text:p>
                <draw:g>
                  <svg:desc>Sheet1.F2:Sheet1.F25</svg:desc>
                </draw:g>
              </table:table-cell>
              <table:table-cell office:value-type="float" office:value="4.289153329">
                <text:p>4.289153329</text:p>
                <draw:g>
                  <svg:desc>Sheet1.I2:Sheet1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.9">
                <text:p>36.9</text:p>
              </table:table-cell>
              <table:table-cell office:value-type="float" office:value="2.862405226">
                <text:p>2.8624052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4.7">
                <text:p>74.7</text:p>
              </table:table-cell>
              <table:table-cell office:value-type="float" office:value="5.710593137">
                <text:p>5.7105931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3">
                <text:p>21.3</text:p>
              </table:table-cell>
              <table:table-cell office:value-type="float" office:value="1.718358002">
                <text:p>1.718358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7">
                <text:p>15.7</text:p>
              </table:table-cell>
              <table:table-cell office:value-type="float" office:value="1.145762838">
                <text:p>1.1457628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.1">
                <text:p>51.1</text:p>
              </table:table-cell>
              <table:table-cell office:value-type="float" office:value="4.004172941">
                <text:p>4.0041729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.7">
                <text:p>42.7</text:p>
              </table:table-cell>
              <table:table-cell office:value-type="float" office:value="3.433630362">
                <text:p>3.4336303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.6">
                <text:p>28.6</text:p>
              </table:table-cell>
              <table:table-cell office:value-type="float" office:value="2.290610043">
                <text:p>2.2906100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7">
                <text:p>11.7</text:p>
              </table:table-cell>
              <table:table-cell office:value-type="float" office:value="0.8593722436">
                <text:p>0.85937224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4">
                <text:p>7.4</text:p>
              </table:table-cell>
              <table:table-cell office:value-type="float" office:value="0.5729386977">
                <text:p>0.57293869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.1">
                <text:p>25.1</text:p>
              </table:table-cell>
              <table:table-cell office:value-type="float" office:value="2.004534032">
                <text:p>2.0045340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2">
                <text:p>21.2</text:p>
              </table:table-cell>
              <table:table-cell office:value-type="float" office:value="1.718358002">
                <text:p>1.7183580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9">
                <text:p>12.9</text:p>
              </table:table-cell>
              <table:table-cell office:value-type="float" office:value="1.145762838">
                <text:p>1.1457628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2">
                <text:p>5.2</text:p>
              </table:table-cell>
              <table:table-cell office:value-type="float" office:value="0.4297102894">
                <text:p>0.42971028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0.2864765103">
                <text:p>0.28647651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7">
                <text:p>11.7</text:p>
              </table:table-cell>
              <table:table-cell office:value-type="float" office:value="1.002573804">
                <text:p>1.0025738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1">
                <text:p>10.1</text:p>
              </table:table-cell>
              <table:table-cell office:value-type="float" office:value="0.8593722436">
                <text:p>0.85937224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6">
                <text:p>6.6</text:p>
              </table:table-cell>
              <table:table-cell office:value-type="float" office:value="0.5729386977">
                <text:p>0.57293869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21cm" svg:y="0.316cm" chart:style-name="ch2">
          <text:p>20deg</text:p>
        </chart:title>
        <chart:legend chart:legend-position="end" svg:x="12.037cm" svg:y="3.952cm" style:legend-expansion="high" chart:style-name="ch3"/>
        <chart:plot-area chart:style-name="ch4" table:cell-range-address="Sheet1.F26:Sheet1.F49 Sheet1.I26:Sheet1.I49" svg:x="0.32cm" svg:y="1.301cm" svg:width="11.397cm" svg:height="7.519cm">
          <chartooo:coordinate-region svg:x="0.941cm" svg:y="1.5cm" svg:width="10.589cm" svg:height="6.67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I26:Sheet1.I49" chart:class="chart:scatter">
            <chart:domain table:cell-range-address="Sheet1.F26:Sheet1.F49"/>
            <chart:regression-curve chart:style-name="ch8">
              <chart:equation chart:display-equation="true" chart:display-r-square="false"/>
            </chart:regression-curve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.8">
                <text:p>25.8</text:p>
                <draw:g>
                  <svg:desc>Sheet1.F26:Sheet1.F49</svg:desc>
                </draw:g>
              </table:table-cell>
              <table:table-cell office:value-type="float" office:value="4.289153329">
                <text:p>4.289153329</text:p>
                <draw:g>
                  <svg:desc>Sheet1.I26:Sheet1.I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4">
                <text:p>17.4</text:p>
              </table:table-cell>
              <table:table-cell office:value-type="float" office:value="2.862405226">
                <text:p>2.8624052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">
                <text:p>62</text:p>
              </table:table-cell>
              <table:table-cell office:value-type="float" office:value="9.926245507">
                <text:p>9.9262455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.9">
                <text:p>52.9</text:p>
              </table:table-cell>
              <table:table-cell office:value-type="float" office:value="8.53076561">
                <text:p>8.530765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.5">
                <text:p>33.5</text:p>
              </table:table-cell>
              <table:table-cell office:value-type="float" office:value="5.710593137">
                <text:p>5.7105931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1.718358002">
                <text:p>1.718358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4">
                <text:p>6.4</text:p>
              </table:table-cell>
              <table:table-cell office:value-type="float" office:value="1.145762838">
                <text:p>1.1457628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4.004172941">
                <text:p>4.0041729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.3">
                <text:p>20.3</text:p>
              </table:table-cell>
              <table:table-cell office:value-type="float" office:value="3.433630362">
                <text:p>3.4336303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2">
                <text:p>14.2</text:p>
              </table:table-cell>
              <table:table-cell office:value-type="float" office:value="2.862405226">
                <text:p>2.8624052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5">
                <text:p>5.5</text:p>
              </table:table-cell>
              <table:table-cell office:value-type="float" office:value="0.8593722436">
                <text:p>0.85937224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4">
                <text:p>3.4</text:p>
              </table:table-cell>
              <table:table-cell office:value-type="float" office:value="0.5729386977">
                <text:p>0.57293869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6">
                <text:p>11.6</text:p>
              </table:table-cell>
              <table:table-cell office:value-type="float" office:value="2.004534032">
                <text:p>2.0045340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6">
                <text:p>10.6</text:p>
              </table:table-cell>
              <table:table-cell office:value-type="float" office:value="1.718358002">
                <text:p>1.7183580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7">
                <text:p>6.7</text:p>
              </table:table-cell>
              <table:table-cell office:value-type="float" office:value="1.145762838">
                <text:p>1.1457628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6">
                <text:p>2.6</text:p>
              </table:table-cell>
              <table:table-cell office:value-type="float" office:value="0.4297102894">
                <text:p>0.42971028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1.002573804">
                <text:p>1.0025738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1">
                <text:p>5.1</text:p>
              </table:table-cell>
              <table:table-cell office:value-type="float" office:value="0.8593722436">
                <text:p>0.85937224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3">
                <text:p>3.3</text:p>
              </table:table-cell>
              <table:table-cell office:value-type="float" office:value="0.5729386977">
                <text:p>0.57293869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21cm" svg:y="0.316cm" chart:style-name="ch2">
          <text:p>30deg</text:p>
        </chart:title>
        <chart:legend chart:legend-position="end" svg:x="12.037cm" svg:y="3.952cm" style:legend-expansion="high" chart:style-name="ch3"/>
        <chart:plot-area chart:style-name="ch4" table:cell-range-address="Sheet1.F50:Sheet1.F73 Sheet1.I50:Sheet1.I73" svg:x="0.32cm" svg:y="1.301cm" svg:width="11.397cm" svg:height="7.519cm">
          <chartooo:coordinate-region svg:x="0.941cm" svg:y="1.5cm" svg:width="10.589cm" svg:height="6.67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I50:Sheet1.I73" chart:class="chart:scatter">
            <chart:domain table:cell-range-address="Sheet1.F50:Sheet1.F73"/>
            <chart:regression-curve chart:style-name="ch8">
              <chart:equation chart:display-equation="true" chart:display-r-square="false"/>
            </chart:regression-curve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.5">
                <text:p>17.5</text:p>
                <draw:g>
                  <svg:desc>Sheet1.F50:Sheet1.F73</svg:desc>
                </draw:g>
              </table:table-cell>
              <table:table-cell office:value-type="float" office:value="4.289153329">
                <text:p>4.289153329</text:p>
                <draw:g>
                  <svg:desc>Sheet1.I50:Sheet1.I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1">
                <text:p>12.1</text:p>
              </table:table-cell>
              <table:table-cell office:value-type="float" office:value="2.862405226">
                <text:p>2.8624052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.1">
                <text:p>41.1</text:p>
              </table:table-cell>
              <table:table-cell office:value-type="float" office:value="9.926245507">
                <text:p>9.9262455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.5">
                <text:p>34.5</text:p>
              </table:table-cell>
              <table:table-cell office:value-type="float" office:value="8.53076561">
                <text:p>8.530765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9">
                <text:p>22.9</text:p>
              </table:table-cell>
              <table:table-cell office:value-type="float" office:value="5.710593137">
                <text:p>5.7105931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2">
                <text:p>7.2</text:p>
              </table:table-cell>
              <table:table-cell office:value-type="float" office:value="1.718358002">
                <text:p>1.718358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8">
                <text:p>4.8</text:p>
              </table:table-cell>
              <table:table-cell office:value-type="float" office:value="1.145762838">
                <text:p>1.1457628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8">
                <text:p>15.8</text:p>
              </table:table-cell>
              <table:table-cell office:value-type="float" office:value="4.004172941">
                <text:p>4.0041729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7">
                <text:p>13.7</text:p>
              </table:table-cell>
              <table:table-cell office:value-type="float" office:value="3.433630362">
                <text:p>3.4336303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4">
                <text:p>9.4</text:p>
              </table:table-cell>
              <table:table-cell office:value-type="float" office:value="2.290610043">
                <text:p>2.2906100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9">
                <text:p>7.9</text:p>
              </table:table-cell>
              <table:table-cell office:value-type="float" office:value="2.004534032">
                <text:p>2.0045340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2">
                <text:p>7.2</text:p>
              </table:table-cell>
              <table:table-cell office:value-type="float" office:value="1.718358002">
                <text:p>1.7183580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5">
                <text:p>4.5</text:p>
              </table:table-cell>
              <table:table-cell office:value-type="float" office:value="1.145762838">
                <text:p>1.1457628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21cm" svg:y="0.316cm" chart:style-name="ch2">
          <text:p>45deg</text:p>
        </chart:title>
        <chart:legend chart:legend-position="end" svg:x="12.037cm" svg:y="3.952cm" style:legend-expansion="high" chart:style-name="ch3"/>
        <chart:plot-area chart:style-name="ch4" table:cell-range-address="Sheet1.F74:Sheet1.F97 Sheet1.I74:Sheet1.I97" svg:x="0.32cm" svg:y="1.301cm" svg:width="11.397cm" svg:height="7.519cm">
          <chartooo:coordinate-region svg:x="0.941cm" svg:y="1.5cm" svg:width="10.589cm" svg:height="6.67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I74:Sheet1.I97" chart:class="chart:scatter">
            <chart:domain table:cell-range-address="Sheet1.F74:Sheet1.F97"/>
            <chart:regression-curve chart:style-name="ch8">
              <chart:equation chart:display-equation="true" chart:display-r-square="false"/>
            </chart:regression-curve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1">
                <text:p>12.1</text:p>
                <draw:g>
                  <svg:desc>Sheet1.F74:Sheet1.F97</svg:desc>
                </draw:g>
              </table:table-cell>
              <table:table-cell office:value-type="float" office:value="4.289153329">
                <text:p>4.289153329</text:p>
                <draw:g>
                  <svg:desc>Sheet1.I74:Sheet1.I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2.862405226">
                <text:p>2.8624052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.7">
                <text:p>28.7</text:p>
              </table:table-cell>
              <table:table-cell office:value-type="float" office:value="9.926245507">
                <text:p>9.9262455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6">
                <text:p>24.6</text:p>
              </table:table-cell>
              <table:table-cell office:value-type="float" office:value="8.53076561">
                <text:p>8.530765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5">
                <text:p>16.5</text:p>
              </table:table-cell>
              <table:table-cell office:value-type="float" office:value="5.710593137">
                <text:p>5.7105931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3">
                <text:p>4.3</text:p>
              </table:table-cell>
              <table:table-cell office:value-type="float" office:value="1.718358002">
                <text:p>1.718358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">
                <text:p>3.2</text:p>
              </table:table-cell>
              <table:table-cell office:value-type="float" office:value="1.145762838">
                <text:p>1.1457628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4.004172941">
                <text:p>4.0041729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8">
                <text:p>9.8</text:p>
              </table:table-cell>
              <table:table-cell office:value-type="float" office:value="3.433630362">
                <text:p>3.4336303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6">
                <text:p>6.6</text:p>
              </table:table-cell>
              <table:table-cell office:value-type="float" office:value="2.290610043">
                <text:p>2.2906100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7">
                <text:p>5.7</text:p>
              </table:table-cell>
              <table:table-cell office:value-type="float" office:value="2.004534032">
                <text:p>2.0045340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21cm" svg:y="0.316cm" chart:style-name="ch2">
          <text:p>60deg</text:p>
        </chart:title>
        <chart:legend chart:legend-position="end" svg:x="12.037cm" svg:y="3.952cm" style:legend-expansion="high" chart:style-name="ch3"/>
        <chart:plot-area chart:style-name="ch4" table:cell-range-address="Sheet1.F98:Sheet1.F121 Sheet1.I98:Sheet1.I121" svg:x="0.32cm" svg:y="1.301cm" svg:width="11.397cm" svg:height="7.519cm">
          <chartooo:coordinate-region svg:x="0.941cm" svg:y="1.5cm" svg:width="10.589cm" svg:height="6.67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I98:Sheet1.I121" chart:class="chart:scatter">
            <chart:domain table:cell-range-address="Sheet1.F98:Sheet1.F121"/>
            <chart:regression-curve chart:style-name="ch8">
              <chart:equation chart:display-equation="true" chart:display-r-square="false"/>
            </chart:regression-curve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3">
                <text:p>10.3</text:p>
                <draw:g>
                  <svg:desc>Sheet1.F98:Sheet1.F121</svg:desc>
                </draw:g>
              </table:table-cell>
              <table:table-cell office:value-type="float" office:value="4.289153329">
                <text:p>4.289153329</text:p>
                <draw:g>
                  <svg:desc>Sheet1.I98:Sheet1.I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6">
                <text:p>7.6</text:p>
              </table:table-cell>
              <table:table-cell office:value-type="float" office:value="2.862405226">
                <text:p>2.8624052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8">
                <text:p>22.8</text:p>
              </table:table-cell>
              <table:table-cell office:value-type="float" office:value="9.926245507">
                <text:p>9.9262455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7">
                <text:p>19.7</text:p>
              </table:table-cell>
              <table:table-cell office:value-type="float" office:value="8.53076561">
                <text:p>8.530765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2">
                <text:p>13.2</text:p>
              </table:table-cell>
              <table:table-cell office:value-type="float" office:value="5.710593137">
                <text:p>5.7105931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2">
                <text:p>4.2</text:p>
              </table:table-cell>
              <table:table-cell office:value-type="float" office:value="1.718358002">
                <text:p>1.718358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">
                <text:p>2.8</text:p>
              </table:table-cell>
              <table:table-cell office:value-type="float" office:value="1.145762838">
                <text:p>1.1457628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4.004172941">
                <text:p>4.0041729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4">
                <text:p>8.4</text:p>
              </table:table-cell>
              <table:table-cell office:value-type="float" office:value="3.433630362">
                <text:p>3.4336303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2">
                <text:p>6.2</text:p>
              </table:table-cell>
              <table:table-cell office:value-type="float" office:value="2.290610043">
                <text:p>2.2906100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8">
                <text:p>4.8</text:p>
              </table:table-cell>
              <table:table-cell office:value-type="float" office:value="2.004534032">
                <text:p>2.0045340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21cm" svg:y="0.316cm" chart:style-name="ch2">
          <text:p>75deg</text:p>
        </chart:title>
        <chart:legend chart:legend-position="end" svg:x="12.037cm" svg:y="3.952cm" style:legend-expansion="high" chart:style-name="ch3"/>
        <chart:plot-area chart:style-name="ch4" table:cell-range-address="Sheet1.F122:Sheet1.F145 Sheet1.I122:Sheet1.I145" svg:x="0.32cm" svg:y="1.301cm" svg:width="11.397cm" svg:height="7.519cm">
          <chartooo:coordinate-region svg:x="0.941cm" svg:y="1.5cm" svg:width="10.589cm" svg:height="6.67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I122:Sheet1.I145" chart:class="chart:scatter">
            <chart:domain table:cell-range-address="Sheet1.F122:Sheet1.F145"/>
            <chart:regression-curve chart:style-name="ch8">
              <chart:equation chart:display-equation="true" chart:display-r-square="false"/>
            </chart:regression-curve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F122:Sheet1.F145</svg:desc>
                </draw:g>
              </table:table-cell>
              <table:table-cell office:value-type="float" office:value="4.289153329">
                <text:p>4.289153329</text:p>
                <draw:g>
                  <svg:desc>Sheet1.I122:Sheet1.I1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.862405226">
                <text:p>2.8624052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.6">
                <text:p>20.6</text:p>
              </table:table-cell>
              <table:table-cell office:value-type="float" office:value="9.926245507">
                <text:p>9.9262455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9">
                <text:p>17.9</text:p>
              </table:table-cell>
              <table:table-cell office:value-type="float" office:value="8.53076561">
                <text:p>8.530765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9">
                <text:p>11.9</text:p>
              </table:table-cell>
              <table:table-cell office:value-type="float" office:value="5.710593137">
                <text:p>5.7105931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1.718358002">
                <text:p>1.718358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">
                <text:p>1.9</text:p>
              </table:table-cell>
              <table:table-cell office:value-type="float" office:value="1.145762838">
                <text:p>1.1457628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8">
                <text:p>8.8</text:p>
              </table:table-cell>
              <table:table-cell office:value-type="float" office:value="4.004172941">
                <text:p>4.0041729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4">
                <text:p>6.4</text:p>
              </table:table-cell>
              <table:table-cell office:value-type="float" office:value="3.433630362">
                <text:p>3.4336303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46cm" svg:y="0.316cm" chart:style-name="ch2">
          <text:p>Tilt Angle vs Gradient of rotation angle</text:p>
        </chart:title>
        <chart:plot-area chart:style-name="ch3" table:cell-range-address="Sheet2.A2:Sheet2.B7 Sheet2.B1:Sheet2.B1" chart:data-source-has-labels="row" svg:x="0.32cm" svg:y="1.301cm" svg:width="15.36cm" svg:height="7.519cm">
          <chartooo:coordinate-region svg:x="1.232cm" svg:y="1.5cm" svg:width="14.261cm" svg:height="6.6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7" chart:label-cell-address="Sheet2.B1:Sheet2.B1" chart:class="chart:scatter">
            <chart:domain table:cell-range-address="Sheet2.A2:Sheet2.A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radient - theta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2.A2:Sheet2.A7</svg:desc>
                </draw:g>
              </table:table-cell>
              <table:table-cell office:value-type="float" office:value="0.07656">
                <text:p>0.07656</text:p>
                <draw:g>
                  <svg:desc>Sheet2.B2:Sheet2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2444">
                <text:p>0.2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0.3438">
                <text:p>0.34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0.4452">
                <text:p>0.44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0.4705">
                <text:p>0.47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2.A2:Sheet2.A7 Sheet2.C1:Sheet2.C7" chart:data-source-has-labels="row" svg:x="0.32cm" svg:y="0.18cm" svg:width="15.36cm" svg:height="8.64cm">
          <chartooo:coordinate-region svg:x="1.418cm" svg:y="0.38cm" svg:width="14.075cm" svg:height="7.79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2.C2:Sheet2.C7" chart:label-cell-address="Sheet2.C1:Sheet2.C1" chart:class="chart:scatter">
            <chart:domain table:cell-range-address="Sheet2.A2:Sheet2.A7"/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radient - slope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2.A2:Sheet2.A7</svg:desc>
                </draw:g>
              </table:table-cell>
              <table:table-cell office:value-type="float" office:value="0.00134">
                <text:p>0.00134</text:p>
                <draw:g>
                  <svg:desc>Sheet2.C2:Sheet2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2835">
                <text:p>0.0028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04309">
                <text:p>0.0043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0.006066">
                <text:p>0.0060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0.007854">
                <text:p>0.0078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0.008302">
                <text:p>0.0083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19cm" svg:height="14.724cm" xlink:href=".." xlink:type="simple" chart:class="chart:scatter" chart:style-name="ch1">
        <chart:plot-area chart:style-name="ch2" table:cell-range-address="Sheet1.F2:Sheet1.F132 Sheet1.I1:Sheet1.I132" chart:data-source-has-labels="row" svg:x="0.32cm" svg:y="0.294cm" svg:width="15.379cm" svg:height="14.136cm">
          <chartooo:coordinate-region svg:x="0.941cm" svg:y="0.493cm" svg:width="14.571cm" svg:height="13.2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I2:Sheet1.I132" chart:label-cell-address="Sheet1.I1:Sheet1.I1" chart:class="chart:scatter">
            <chart:domain table:cell-range-address="Sheet1.F2:Sheet1.F132"/>
            <chart:data-point chart:repeated="13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angle of cylinder slope (deg)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.8">
                <text:p>55.8</text:p>
                <draw:g>
                  <svg:desc>Sheet1.F2:Sheet1.F132</svg:desc>
                </draw:g>
              </table:table-cell>
              <table:table-cell office:value-type="float" office:value="4.289153329">
                <text:p>4.289153329</text:p>
                <draw:g>
                  <svg:desc>Sheet1.I2:Sheet1.I1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.9">
                <text:p>36.9</text:p>
              </table:table-cell>
              <table:table-cell office:value-type="float" office:value="2.862405226">
                <text:p>2.8624052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4.7">
                <text:p>74.7</text:p>
              </table:table-cell>
              <table:table-cell office:value-type="float" office:value="5.710593137">
                <text:p>5.7105931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3">
                <text:p>21.3</text:p>
              </table:table-cell>
              <table:table-cell office:value-type="float" office:value="1.718358002">
                <text:p>1.718358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7">
                <text:p>15.7</text:p>
              </table:table-cell>
              <table:table-cell office:value-type="float" office:value="1.145762838">
                <text:p>1.1457628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.1">
                <text:p>51.1</text:p>
              </table:table-cell>
              <table:table-cell office:value-type="float" office:value="4.004172941">
                <text:p>4.0041729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.7">
                <text:p>42.7</text:p>
              </table:table-cell>
              <table:table-cell office:value-type="float" office:value="3.433630362">
                <text:p>3.4336303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.6">
                <text:p>28.6</text:p>
              </table:table-cell>
              <table:table-cell office:value-type="float" office:value="2.290610043">
                <text:p>2.2906100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7">
                <text:p>11.7</text:p>
              </table:table-cell>
              <table:table-cell office:value-type="float" office:value="0.8593722436">
                <text:p>0.85937224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4">
                <text:p>7.4</text:p>
              </table:table-cell>
              <table:table-cell office:value-type="float" office:value="0.5729386977">
                <text:p>0.57293869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.1">
                <text:p>25.1</text:p>
              </table:table-cell>
              <table:table-cell office:value-type="float" office:value="2.004534032">
                <text:p>2.0045340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2">
                <text:p>21.2</text:p>
              </table:table-cell>
              <table:table-cell office:value-type="float" office:value="1.718358002">
                <text:p>1.7183580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9">
                <text:p>12.9</text:p>
              </table:table-cell>
              <table:table-cell office:value-type="float" office:value="1.145762838">
                <text:p>1.1457628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2">
                <text:p>5.2</text:p>
              </table:table-cell>
              <table:table-cell office:value-type="float" office:value="0.4297102894">
                <text:p>0.42971028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0.2864765103">
                <text:p>0.28647651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7">
                <text:p>11.7</text:p>
              </table:table-cell>
              <table:table-cell office:value-type="float" office:value="1.002573804">
                <text:p>1.0025738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1">
                <text:p>10.1</text:p>
              </table:table-cell>
              <table:table-cell office:value-type="float" office:value="0.8593722436">
                <text:p>0.85937224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6">
                <text:p>6.6</text:p>
              </table:table-cell>
              <table:table-cell office:value-type="float" office:value="0.5729386977">
                <text:p>0.57293869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.8">
                <text:p>25.8</text:p>
              </table:table-cell>
              <table:table-cell office:value-type="float" office:value="4.289153329">
                <text:p>4.289153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.4">
                <text:p>17.4</text:p>
              </table:table-cell>
              <table:table-cell office:value-type="float" office:value="2.862405226">
                <text:p>2.8624052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">
                <text:p>62</text:p>
              </table:table-cell>
              <table:table-cell office:value-type="float" office:value="9.926245507">
                <text:p>9.9262455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.9">
                <text:p>52.9</text:p>
              </table:table-cell>
              <table:table-cell office:value-type="float" office:value="8.53076561">
                <text:p>8.530765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.5">
                <text:p>33.5</text:p>
              </table:table-cell>
              <table:table-cell office:value-type="float" office:value="5.710593137">
                <text:p>5.7105931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5">
                <text:p>10.5</text:p>
              </table:table-cell>
              <table:table-cell office:value-type="float" office:value="1.718358002">
                <text:p>1.7183580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">
                <text:p>6.4</text:p>
              </table:table-cell>
              <table:table-cell office:value-type="float" office:value="1.145762838">
                <text:p>1.1457628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">
                <text:p>24</text:p>
              </table:table-cell>
              <table:table-cell office:value-type="float" office:value="4.004172941">
                <text:p>4.004172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.3">
                <text:p>20.3</text:p>
              </table:table-cell>
              <table:table-cell office:value-type="float" office:value="3.433630362">
                <text:p>3.4336303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2">
                <text:p>14.2</text:p>
              </table:table-cell>
              <table:table-cell office:value-type="float" office:value="2.862405226">
                <text:p>2.8624052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5">
                <text:p>5.5</text:p>
              </table:table-cell>
              <table:table-cell office:value-type="float" office:value="0.8593722436">
                <text:p>0.85937224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4">
                <text:p>3.4</text:p>
              </table:table-cell>
              <table:table-cell office:value-type="float" office:value="0.5729386977">
                <text:p>0.57293869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6">
                <text:p>11.6</text:p>
              </table:table-cell>
              <table:table-cell office:value-type="float" office:value="2.004534032">
                <text:p>2.0045340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.6">
                <text:p>10.6</text:p>
              </table:table-cell>
              <table:table-cell office:value-type="float" office:value="1.718358002">
                <text:p>1.7183580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7">
                <text:p>6.7</text:p>
              </table:table-cell>
              <table:table-cell office:value-type="float" office:value="1.145762838">
                <text:p>1.1457628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6">
                <text:p>2.6</text:p>
              </table:table-cell>
              <table:table-cell office:value-type="float" office:value="0.4297102894">
                <text:p>0.42971028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">
                <text:p>6</text:p>
              </table:table-cell>
              <table:table-cell office:value-type="float" office:value="1.002573804">
                <text:p>1.0025738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1">
                <text:p>5.1</text:p>
              </table:table-cell>
              <table:table-cell office:value-type="float" office:value="0.8593722436">
                <text:p>0.85937224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3">
                <text:p>3.3</text:p>
              </table:table-cell>
              <table:table-cell office:value-type="float" office:value="0.5729386977">
                <text:p>0.57293869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5">
                <text:p>17.5</text:p>
              </table:table-cell>
              <table:table-cell office:value-type="float" office:value="4.289153329">
                <text:p>4.2891533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1">
                <text:p>12.1</text:p>
              </table:table-cell>
              <table:table-cell office:value-type="float" office:value="2.862405226">
                <text:p>2.8624052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.1">
                <text:p>41.1</text:p>
              </table:table-cell>
              <table:table-cell office:value-type="float" office:value="9.926245507">
                <text:p>9.9262455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.5">
                <text:p>34.5</text:p>
              </table:table-cell>
              <table:table-cell office:value-type="float" office:value="8.53076561">
                <text:p>8.530765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.9">
                <text:p>22.9</text:p>
              </table:table-cell>
              <table:table-cell office:value-type="float" office:value="5.710593137">
                <text:p>5.7105931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.2">
                <text:p>7.2</text:p>
              </table:table-cell>
              <table:table-cell office:value-type="float" office:value="1.718358002">
                <text:p>1.7183580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8">
                <text:p>4.8</text:p>
              </table:table-cell>
              <table:table-cell office:value-type="float" office:value="1.145762838">
                <text:p>1.1457628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8">
                <text:p>15.8</text:p>
              </table:table-cell>
              <table:table-cell office:value-type="float" office:value="4.004172941">
                <text:p>4.0041729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.7">
                <text:p>13.7</text:p>
              </table:table-cell>
              <table:table-cell office:value-type="float" office:value="3.433630362">
                <text:p>3.4336303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4">
                <text:p>9.4</text:p>
              </table:table-cell>
              <table:table-cell office:value-type="float" office:value="2.290610043">
                <text:p>2.2906100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9">
                <text:p>7.9</text:p>
              </table:table-cell>
              <table:table-cell office:value-type="float" office:value="2.004534032">
                <text:p>2.0045340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2">
                <text:p>7.2</text:p>
              </table:table-cell>
              <table:table-cell office:value-type="float" office:value="1.718358002">
                <text:p>1.7183580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5">
                <text:p>4.5</text:p>
              </table:table-cell>
              <table:table-cell office:value-type="float" office:value="1.145762838">
                <text:p>1.1457628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.1">
                <text:p>12.1</text:p>
              </table:table-cell>
              <table:table-cell office:value-type="float" office:value="4.289153329">
                <text:p>4.2891533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">
                <text:p>9</text:p>
              </table:table-cell>
              <table:table-cell office:value-type="float" office:value="2.862405226">
                <text:p>2.8624052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8.7">
                <text:p>28.7</text:p>
              </table:table-cell>
              <table:table-cell office:value-type="float" office:value="9.926245507">
                <text:p>9.9262455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.6">
                <text:p>24.6</text:p>
              </table:table-cell>
              <table:table-cell office:value-type="float" office:value="8.53076561">
                <text:p>8.530765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.5">
                <text:p>16.5</text:p>
              </table:table-cell>
              <table:table-cell office:value-type="float" office:value="5.710593137">
                <text:p>5.7105931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3">
                <text:p>4.3</text:p>
              </table:table-cell>
              <table:table-cell office:value-type="float" office:value="1.718358002">
                <text:p>1.7183580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2">
                <text:p>3.2</text:p>
              </table:table-cell>
              <table:table-cell office:value-type="float" office:value="1.145762838">
                <text:p>1.1457628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.8">
                <text:p>11.8</text:p>
              </table:table-cell>
              <table:table-cell office:value-type="float" office:value="4.004172941">
                <text:p>4.0041729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8">
                <text:p>9.8</text:p>
              </table:table-cell>
              <table:table-cell office:value-type="float" office:value="3.433630362">
                <text:p>3.4336303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6">
                <text:p>6.6</text:p>
              </table:table-cell>
              <table:table-cell office:value-type="float" office:value="2.290610043">
                <text:p>2.2906100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7">
                <text:p>5.7</text:p>
              </table:table-cell>
              <table:table-cell office:value-type="float" office:value="2.004534032">
                <text:p>2.0045340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.3">
                <text:p>10.3</text:p>
              </table:table-cell>
              <table:table-cell office:value-type="float" office:value="4.289153329">
                <text:p>4.2891533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6">
                <text:p>7.6</text:p>
              </table:table-cell>
              <table:table-cell office:value-type="float" office:value="2.862405226">
                <text:p>2.8624052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.8">
                <text:p>22.8</text:p>
              </table:table-cell>
              <table:table-cell office:value-type="float" office:value="9.926245507">
                <text:p>9.9262455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.7">
                <text:p>19.7</text:p>
              </table:table-cell>
              <table:table-cell office:value-type="float" office:value="8.53076561">
                <text:p>8.530765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.2">
                <text:p>13.2</text:p>
              </table:table-cell>
              <table:table-cell office:value-type="float" office:value="5.710593137">
                <text:p>5.7105931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2">
                <text:p>4.2</text:p>
              </table:table-cell>
              <table:table-cell office:value-type="float" office:value="1.718358002">
                <text:p>1.7183580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8">
                <text:p>2.8</text:p>
              </table:table-cell>
              <table:table-cell office:value-type="float" office:value="1.145762838">
                <text:p>1.1457628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.5">
                <text:p>9.5</text:p>
              </table:table-cell>
              <table:table-cell office:value-type="float" office:value="4.004172941">
                <text:p>4.0041729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.4">
                <text:p>8.4</text:p>
              </table:table-cell>
              <table:table-cell office:value-type="float" office:value="3.433630362">
                <text:p>3.4336303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2">
                <text:p>6.2</text:p>
              </table:table-cell>
              <table:table-cell office:value-type="float" office:value="2.290610043">
                <text:p>2.2906100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8">
                <text:p>4.8</text:p>
              </table:table-cell>
              <table:table-cell office:value-type="float" office:value="2.004534032">
                <text:p>2.0045340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">
                <text:p>9</text:p>
              </table:table-cell>
              <table:table-cell office:value-type="float" office:value="4.289153329">
                <text:p>4.2891533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">
                <text:p>6</text:p>
              </table:table-cell>
              <table:table-cell office:value-type="float" office:value="2.862405226">
                <text:p>2.8624052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.6">
                <text:p>20.6</text:p>
              </table:table-cell>
              <table:table-cell office:value-type="float" office:value="9.926245507">
                <text:p>9.9262455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.9">
                <text:p>17.9</text:p>
              </table:table-cell>
              <table:table-cell office:value-type="float" office:value="8.53076561">
                <text:p>8.530765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.9">
                <text:p>11.9</text:p>
              </table:table-cell>
              <table:table-cell office:value-type="float" office:value="5.710593137">
                <text:p>5.7105931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5">
                <text:p>3.5</text:p>
              </table:table-cell>
              <table:table-cell office:value-type="float" office:value="1.718358002">
                <text:p>1.7183580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9">
                <text:p>1.9</text:p>
              </table:table-cell>
              <table:table-cell office:value-type="float" office:value="1.145762838">
                <text:p>1.1457628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.8">
                <text:p>8.8</text:p>
              </table:table-cell>
              <table:table-cell office:value-type="float" office:value="4.004172941">
                <text:p>4.0041729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4">
                <text:p>6.4</text:p>
              </table:table-cell>
              <table:table-cell office:value-type="float" office:value="3.433630362">
                <text:p>3.43363036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